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163.3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Peopel_20_Matrix">
      <style:table-properties table:display="true" style:writing-mode="lr-tb"/>
    </style:style>
    <style:style style:name="ta2" style:family="table" style:master-page-name="PageStyle_5f_Required_20_Skills">
      <style:table-properties table:display="true" style:writing-mode="lr-tb"/>
    </style:style>
    <style:style style:name="ta3" style:family="table" style:master-page-name="PageStyle_5f_Roles_20_and_20_Responsibilities">
      <style:table-properties table:display="true" style:writing-mode="lr-tb"/>
    </style:style>
    <style:style style:name="ta4" style:family="table" style:master-page-name="PageStyle_5f_Key_20_Agreements">
      <style:table-properties table:display="true" style:writing-mode="lr-tb"/>
    </style:style>
    <style:style style:name="ta5" style:family="table" style:master-page-name="PageStyle_5f_Key_20_Values_20__20_Code_20_of_20_Conduct">
      <style:table-properties table:display="true" style:writing-mode="lr-tb"/>
    </style:style>
    <style:style style:name="ta6" style:family="table" style:master-page-name="PageStyle_5f_Team_20_Development_20_and_20_Goals">
      <style:table-properties table:display="true" style:writing-mode="lr-tb"/>
    </style:style>
    <style:style style:name="ta7" style:family="table" style:master-page-name="PageStyle_5f_Personal_20_Goals_20_and_20_Growing_20_Edges">
      <style:table-properties table:display="true" style:writing-mode="lr-tb"/>
    </style:style>
    <style:style style:name="ta8" style:family="table" style:master-page-name="PageStyle_5f_Peoples_20_Needs_20_and_20_Expectations">
      <style:table-properties table:display="true" style:writing-mode="lr-tb"/>
    </style:style>
    <style:style style:name="ta9" style:family="table" style:master-page-name="PageStyle_5f_Events">
      <style:table-properties table:display="true" style:writing-mode="lr-tb"/>
    </style:style>
    <style:style style:name="ta10" style:family="table" style:master-page-name="PageStyle_5f_License_20__26__20_Copyright">
      <style:table-properties table:display="true" style:writing-mode="lr-tb"/>
    </style:style>
    <style:style style:name="ce1" style:family="table-cell" style:parent-style-name="Default">
      <style:table-cell-properties fo:background-color="#cfdff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&quot;Google Sans&quot;" fo:font-size="11pt" fo:font-style="normal" fo:text-shadow="none" style:text-underline-style="none" fo:font-weight="bold" style:font-size-asian="11pt" style:font-style-asian="normal" style:font-weight-asian="bold" style:font-name-complex="&quot;Google Sans&quot;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opel Matrix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red Skills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les and Responsibilities" table:style-name="ta3">
        <table:table-column table:style-name="co1" table:number-columns-repeated="1024" table:default-cell-style-name="Default"/>
        <table:table-row table:style-name="ro1" table:number-rows-repeated="17">
          <table:table-cell table:number-columns-repeated="1024"/>
        </table:table-row>
        <table:table-row table:style-name="ro2">
          <table:table-cell table:style-name="ce1" office:value-type="string" calcext:value-type="string">
            <text:p>Early Adopters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y Agreements" table:style-name="ta4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y Values  Code of Conduct" table:style-name="ta5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 Development and Goals" table:style-name="ta6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al Goals and Growing Edges" table:style-name="ta7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oples Needs and Expectations" table:style-name="ta8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s" table:style-name="ta9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cense &amp; Copyright" table:style-name="ta10">
        <table:table-column table:style-name="co2" table:default-cell-style-name="Default"/>
        <table:table-column table:style-name="co1" table:number-columns-repeated="1023" table:default-cell-style-name="Default"/>
        <table:table-row table:style-name="ro2">
          <table:table-cell table:style-name="ce2" office:value-type="string" calcext:value-type="string">
            <text:p>CC SA-BY 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The S3 Organization Canvas by Bernhard Bockelbrink is licensed under a Creative Commons Attribution-ShareAlike 4.0 International License. This work is a derivative of the Business Model Canvas by Alexander Osterwalder and Strategyzer, and of the Lean Canvas by Ash Maurya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More information on the S3 canvas series, and versions for printing the canvas in various formats can be found at http://s3canvas.sociocracy30.org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opel_20_Matrix" style:display-name="PageStyle_Peopel Matri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red_20_Skills" style:display-name="PageStyle_Required Skil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les_20_and_20_Responsibilities" style:display-name="PageStyle_Roles and Responsibili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y_20_Agreements" style:display-name="PageStyle_Key Agre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y_20_Values_20__20_Code_20_of_20_Conduct" style:display-name="PageStyle_Key Values  Code of Condu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20_Development_20_and_20_Goals" style:display-name="PageStyle_Team Development and Go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_20_Goals_20_and_20_Growing_20_Edges" style:display-name="PageStyle_Personal Goals and Growing Ed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oples_20_Needs_20_and_20_Expectations" style:display-name="PageStyle_Peoples Needs and Expect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s" style:display-name="PageStyle_Ev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cense_20__26__20_Copyright" style:display-name="PageStyle_License &amp; Copyrigh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4" meta:object-count="0"/>
    <meta:generator>LibreOfficeDev/6.0.5.2$Linux_X86_64 LibreOffice_project/</meta:generator>
  </office:meta>
</office:document-meta>
</file>